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svg:font-family="Inter, 'Inter Fallback'"/>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9a9184" loext:opacity="100%" style:font-name="Liberation Serif" fo:font-size="12pt" fo:letter-spacing="normal" fo:font-style="italic" fo:font-weight="normal" officeooo:rsid="0005a9b7" officeooo:paragraph-rsid="0006afab" style:font-size-asian="12pt" style:font-style-asian="italic" style:font-weight-asian="normal" style:font-size-complex="12pt" style:font-style-complex="italic" style:font-weight-complex="normal"/>
    </style:style>
    <style:style style:name="P2" style:family="paragraph" style:parent-style-name="Standard">
      <style:paragraph-properties fo:text-align="center" style:justify-single-word="false"/>
      <style:text-properties fo:font-style="italic" fo:font-weight="bold" officeooo:rsid="0005a9b7" officeooo:paragraph-rsid="0005a9b7"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ize="32pt" fo:font-style="italic" fo:font-weight="bold" officeooo:rsid="0005a9b7" officeooo:paragraph-rsid="0005a9b7" style:font-size-asian="32pt" style:font-style-asian="italic" style:font-weight-asian="bold" style:font-size-complex="32pt" style:font-style-complex="italic" style:font-weight-complex="bold"/>
    </style:style>
    <style:style style:name="P4" style:family="paragraph" style:parent-style-name="Standard">
      <style:paragraph-properties fo:text-align="start" style:justify-single-word="false"/>
      <style:text-properties fo:font-size="12pt" fo:font-style="italic" fo:font-weight="normal" officeooo:rsid="0005a9b7" officeooo:paragraph-rsid="0005a9b7"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font-style="italic" fo:font-weight="normal" officeooo:rsid="000815ec" officeooo:paragraph-rsid="000815ec"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center" style:justify-single-word="false"/>
      <style:text-properties fo:font-size="12pt" fo:font-style="normal" fo:font-weight="bold" officeooo:rsid="0005a9b7" officeooo:paragraph-rsid="0005a9b7"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variant="normal" fo:text-transform="none" fo:color="#9a9184" loext:opacity="100%" style:font-name="Liberation Serif" fo:font-size="12pt" fo:letter-spacing="normal" fo:font-style="italic" fo:font-weight="normal" officeooo:rsid="0005a9b7" officeooo:paragraph-rsid="0006afab"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variant="normal" fo:text-transform="none" fo:color="#9a9184" loext:opacity="100%" style:font-name="Liberation Serif" fo:font-size="12pt" fo:letter-spacing="normal" fo:font-style="italic" fo:font-weight="normal" officeooo:rsid="00081046" officeooo:paragraph-rsid="00081046"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9a9184" loext:opacity="100%" style:font-name="Liberation Serif" fo:font-size="12pt" fo:letter-spacing="normal" fo:font-style="italic" fo:font-weight="normal" officeooo:rsid="000815ec" officeooo:paragraph-rsid="000815ec" style:font-size-asian="12pt" style:font-style-asian="italic" style:font-weight-asian="normal" style:font-size-complex="12pt" style:font-style-complex="italic" style:font-weight-complex="normal"/>
    </style:style>
    <style:style style:name="T1" style:family="text">
      <style:text-properties officeooo:rsid="0006afab"/>
    </style:style>
    <style:style style:name="T2" style:family="text">
      <style:text-properties officeooo:rsid="000810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GRAPH CLUSTERING APPLICATION</text:p>
      <text:p text:style-name="P3"><text:s/>FOR SOCIAL MEDIA AND IMAGE ANALYSIS</text:p>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ABSTRACT</text:p>
      <text:p text:style-name="P6"/>
      <text:p text:style-name="P4"/>
      <text:p text:style-name="P5">LE MIEN</text:p>
      <text:p text:style-name="P7"><text:tab/><text:tab/><text:tab/><text:tab/>In the realm of data analysis, graph clustering algorithms have <text:span text:style-name="T1">become</text:span> powerful tools for <text:span text:style-name="T1">data analysis (</text:span>uncovering patterns, communities, and structures within complex networks<text:span text:style-name="T1">)</text:span>. From social networks and biological systems, image processing to recommendation engines, these algorithms enable data scientists to gain insights and make informed decisions that create value. </text:p>
      <text:p text:style-name="P7">This project <text:span text:style-name="T1">explores the</text:span> use of graph clustering algorithms <text:span text:style-name="T1">in two key different areas: </text:span><text:s/>social media analysis and image analysis , <text:span text:style-name="T1">the project not only covers theoretical aspects of both graph theory and clustering techniques, but also focus on practical implementations.</text:span></text:p>
      <text:p text:style-name="P7"><text:span text:style-name="T1">For social media analysis, </text:span><text:span text:style-name="T2">the project use spectral clustering for community detection by analysing relationship within a social network. On the other context of image analysis , the project study based-clustering segmentation methods to identify similar regions in a given image. </text:span></text:p>
      <text:p text:style-name="P8">Through this dual application, the project is able to demonstrate the effectiveness of graph clustering I the field of data analysis .</text:p>
      <text:p text:style-name="P7"/>
      <text:p text:style-name="P7"/>
      <text:p text:style-name="P9">A .i </text:p>
      <text:p text:style-name="P9"/>
      <text:p text:style-name="P9"><text:tab/></text:p>
      <text:p text:style-name="P7"/>
      <text:p text:style-name="P7"/>
      <text:p text:style-name="P1">In the field of data analysis, graph clustering algorithms have proven to be powerful tools for uncovering patterns, communities, and structural relationships within complex networks. These algorithms find applications across diverse domains, including social networks, biological systems, image processing, and recommendation engines, enabling data scientists to derive meaningful insights and make informed decisions.</text:p>
      <text:p text:style-name="Text_20_body">This project investigates the application of graph clustering algorithms in two distinct areas: social media analysis and image analysis. It encompasses both the theoretical foundations of graph theory and clustering techniques, as well as their practical implementation.</text:p>
      <text:p text:style-name="Text_20_body">In the context of social media analysis, spectral clustering is employed to detect communities by analyzing relationships within social networks. For image analysis, the project explores graph-based clustering segmentation methods to identify and group similar regions within images.</text:p>
      <text:p text:style-name="Text_20_body">Through this dual application, the project demonstrates the versatility and effectiveness of graph clustering techniques in extracting valuable information from complex data structures.</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svg:font-family="Inter, 'Inter Fallback'"/>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9T15:57:34.038943776</meta:creation-date>
    <dc:date>2025-05-29T16:31:43.303099044</dc:date>
    <meta:editing-duration>PT2M59S</meta:editing-duration>
    <meta:editing-cycles>1</meta:editing-cycles>
    <meta:document-statistic meta:table-count="0" meta:image-count="0" meta:object-count="0" meta:page-count="3" meta:paragraph-count="14" meta:word-count="319" meta:character-count="2308" meta:non-whitespace-character-count="1992"/>
    <meta:generator>LibreOffice/7.3.7.2$Linux_X86_64 LibreOffice_project/30$Build-2</meta:generator>
  </office:meta>
</office:document-meta>
</file>